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caption{Zoznam podtypov udalostí.}</text:p>
      <text:p text:style-name="Standard"><text:s/>\label{fig:evtyp}</text:p>
      <text:p text:style-name="Standard">\end{figure}</text:p>
      <text:p text:style-name="Standard"><text:soft-page-break/></text:p>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text:soft-page-break/>\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informácii na rozličných úrovniach detailu. Podla miery záberu moderovaných procesov sa BPD delia na dve základné skupiny.</text:p>
      <text:p text:style-name="Standard">\begin{description}</text:p>
      <text:p text:style-name="Standard"><text:soft-page-break/><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caption{Príklad na diagram prípadu užitia.}</text:p>
      <text:p text:style-name="Standard"><text:s/>\label{fig:UCex}</text:p>
      <text:p text:style-name="Standard">\end{figure}</text:p>
      <text:p text:style-name="Standard"><text:soft-page-break/></text:p>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ex.png}</text:p>
      <text:p text:style-name="Standard"><text:s/>\caption{Príklad na diagram tried.}</text:p>
      <text:p text:style-name="Standard"><text:s/>\label{fig:classex}</text:p>
      <text:p text:style-name="Standard">\end{figure}</text:p>
      <text:p text:style-name="Standard"><text:tab/></text:p>
      <text:p text:style-name="Standard">%\subsection{Sekvenčný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4T19:11:53</dc:date>
    <dc:creator>Miroslav Ligas</dc:creator>
    <meta:editing-duration>PT27H00M32S</meta:editing-duration>
    <meta:editing-cycles>35</meta:editing-cycles>
    <meta:generator>OpenOffice.org/3.0$Linux OpenOffice.org_project/300m15$Build-9379</meta:generator>
    <meta:document-statistic meta:table-count="0" meta:image-count="0" meta:object-count="0" meta:page-count="6" meta:paragraph-count="127" meta:word-count="1810" meta:character-count="14810"/>
    <meta:user-defined meta:name="Info 1"/>
    <meta:user-defined meta:name="Info 2"/>
    <meta:user-defined meta:name="Info 3"/>
    <meta:user-defined meta:name="Info 4"/>
  </office:meta>
</office:document-meta>
</file>